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automatic-styles>
    <style:style style:name="P1" style:parent-style-name="Título" style:master-page-name="MPF0" style:family="paragraph">
      <style:paragraph-properties fo:break-before="page" fo:margin-top="1in" fo:margin-bottom="0in" style:page-number="1"/>
    </style:style>
    <style:style style:name="T8" style:parent-style-name="Fuentedepárrafopredeter." style:family="text">
      <style:text-properties style:font-name="Proxima Nova" style:font-name-asian="Proxima Nova" style:font-name-complex="Proxima Nova" fo:font-weight="normal" style:font-weight-asian="normal" fo:color="#669966" fo:font-size="24pt" style:font-size-asian="24pt" style:font-size-complex="24pt" fo:language="ca" fo:country="ES"/>
    </style:style>
    <style:style style:name="T9" style:parent-style-name="Fuentedepárrafopredeter." style:family="text">
      <style:text-properties style:font-name="Proxima Nova" style:font-name-asian="Proxima Nova" style:font-name-complex="Proxima Nova" fo:color="#404040" fo:font-size="48pt" style:font-size-asian="48pt" style:font-size-complex="48pt" fo:language="ca" fo:country="ES"/>
    </style:style>
    <style:style style:name="T10" style:parent-style-name="Fuentedepárrafopredeter." style:family="text">
      <style:text-properties style:font-name="Proxima Nova" style:font-name-asian="Proxima Nova" style:font-name-complex="Proxima Nova" fo:color="#404040" fo:font-size="44pt" style:font-size-asian="44pt" style:font-size-complex="44pt" fo:language="ca" fo:country="ES"/>
    </style:style>
    <style:style style:name="P11" style:parent-style-name="Standard" style:master-page-name="MPF1" style:family="paragraph">
      <style:paragraph-properties fo:break-before="page"/>
    </style:style>
    <style:style style:name="T18" style:parent-style-name="Fuentedepárrafopredeter." style:family="text">
      <style:text-properties fo:language="ca" fo:country="ES"/>
    </style:style>
    <style:style style:name="T19" style:parent-style-name="Fuentedepárrafopredeter." style:family="text">
      <style:text-properties fo:language="ca" fo:country="ES"/>
    </style:style>
    <style:style style:name="P20" style:parent-style-name="Standard" style:family="paragraph">
      <style:text-properties fo:language="ca" fo:country="ES"/>
    </style:style>
    <style:style style:name="P21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23" style:family="table-column">
      <style:table-column-properties style:column-width="6.6041in" style:use-optimal-column-width="false"/>
    </style:style>
    <style:style style:name="Table22" style:family="table">
      <style:table-properties style:width="6.6041in" fo:margin-left="0in" table:align="left"/>
    </style:style>
    <style:style style:name="TableRow24" style:family="table-row">
      <style:table-row-properties style:min-row-height="0.3611in" style:use-optimal-row-height="false"/>
    </style:style>
    <style:style style:name="TableCell25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in" fo:margin-bottom="0in"/>
    </style:style>
    <style:style style:name="T27" style:parent-style-name="Fuentedepárrafopredeter." style:family="text">
      <style:text-properties fo:font-size="14pt" style:font-size-asian="14pt" style:font-size-complex="14pt" fo:language="ca" fo:country="ES"/>
    </style:style>
    <style:style style:name="TableRow28" style:family="table-row">
      <style:table-row-properties style:min-row-height="0.4583in" style:use-optimal-row-height="false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margin-top="0in" fo:margin-bottom="0in"/>
      <style:text-properties fo:font-weight="bold" style:font-weight-asian="bold" style:font-weight-complex="bold" fo:language="ca" fo:country="ES"/>
    </style:style>
    <style:style style:name="P31" style:parent-style-name="Standard" style:family="paragraph">
      <style:paragraph-properties fo:margin-top="0in" fo:margin-bottom="0in"/>
    </style:style>
    <style:style style:name="T32" style:parent-style-name="Hipervínculo" style:family="text">
      <style:text-properties fo:language="ca" fo:country="ES"/>
    </style:style>
    <style:style style:name="P33" style:parent-style-name="Standard" style:family="paragraph">
      <style:paragraph-properties fo:margin-top="0in" fo:margin-bottom="0in"/>
    </style:style>
    <style:style style:name="T34" style:parent-style-name="Hipervínculo" style:family="text">
      <style:text-properties fo:language="ca" fo:country="ES"/>
    </style:style>
    <style:style style:name="T35" style:parent-style-name="Hipervínculo" style:family="text">
      <style:text-properties fo:language="ca" fo:country="ES"/>
    </style:style>
    <style:style style:name="T36" style:parent-style-name="Fuentedepárrafopredeter." style:family="text">
      <style:text-properties fo:language="ca" fo:country="ES"/>
    </style:style>
    <style:style style:name="P37" style:parent-style-name="Standard" style:family="paragraph">
      <style:paragraph-properties fo:margin-top="0in" fo:margin-bottom="0in"/>
    </style:style>
    <style:style style:name="T38" style:parent-style-name="Hipervínculo" style:family="text">
      <style:text-properties fo:language="ca" fo:country="ES"/>
    </style:style>
    <style:style style:name="T39" style:parent-style-name="Fuentedepárrafopredeter." style:family="text">
      <style:text-properties fo:language="ca" fo:country="ES"/>
    </style:style>
    <style:style style:name="P40" style:parent-style-name="Standard" style:family="paragraph">
      <style:paragraph-properties fo:margin-top="0in" fo:margin-bottom="0in"/>
    </style:style>
    <style:style style:name="T41" style:parent-style-name="Fuentedepárrafopredeter." style:family="text">
      <style:text-properties fo:font-weight="bold" style:font-weight-asian="bold" style:font-weight-complex="bold" fo:language="ca" fo:country="ES"/>
    </style:style>
    <style:style style:name="P42" style:parent-style-name="Standard" style:family="paragraph">
      <style:paragraph-properties fo:margin-top="0in" fo:margin-bottom="0in"/>
    </style:style>
    <style:style style:name="T43" style:parent-style-name="Hipervínculo" style:family="text">
      <style:text-properties fo:language="ca" fo:country="ES"/>
    </style:style>
    <style:style style:name="P44" style:parent-style-name="Standard" style:family="paragraph">
      <style:paragraph-properties fo:margin-top="0in" fo:margin-bottom="0in"/>
    </style:style>
    <style:style style:name="T45" style:parent-style-name="Hipervínculo" style:family="text">
      <style:text-properties fo:language="ca" fo:country="ES"/>
    </style:style>
    <style:style style:name="T46" style:parent-style-name="Hipervínculo" style:family="text">
      <style:text-properties fo:language="ca" fo:country="ES"/>
    </style:style>
    <style:style style:name="P47" style:parent-style-name="Standard" style:family="paragraph">
      <style:paragraph-properties fo:margin-top="0in" fo:margin-bottom="0in"/>
    </style:style>
    <style:style style:name="T48" style:parent-style-name="Hipervínculo" style:family="text">
      <style:text-properties fo:language="ca" fo:country="ES"/>
    </style:style>
    <style:style style:name="T49" style:parent-style-name="Hipervínculo" style:family="text">
      <style:text-properties fo:language="ca" fo:country="ES"/>
    </style:style>
    <style:style style:name="T50" style:parent-style-name="Hipervínculo" style:family="text">
      <style:text-properties fo:language="ca" fo:country="ES"/>
    </style:style>
    <style:style style:name="T51" style:parent-style-name="Fuentedepárrafopredeter." style:family="text">
      <style:text-properties fo:language="ca" fo:country="ES"/>
    </style:style>
    <style:style style:name="P52" style:parent-style-name="Standard" style:family="paragraph">
      <style:paragraph-properties fo:margin-top="0in" fo:margin-bottom="0in"/>
    </style:style>
    <style:style style:name="T53" style:parent-style-name="Hipervínculo" style:family="text">
      <style:text-properties fo:language="ca" fo:country="ES"/>
    </style:style>
    <style:style style:name="T54" style:parent-style-name="Hipervínculo" style:family="text">
      <style:text-properties fo:language="ca" fo:country="ES"/>
    </style:style>
    <style:style style:name="T55" style:parent-style-name="Fuentedepárrafopredeter." style:family="text">
      <style:text-properties fo:language="ca" fo:country="ES"/>
    </style:style>
    <style:style style:name="P56" style:parent-style-name="Standard" style:family="paragraph">
      <style:paragraph-properties fo:margin-top="0in" fo:margin-bottom="0in"/>
    </style:style>
    <style:style style:name="T57" style:parent-style-name="Hipervínculo" style:family="text">
      <style:text-properties fo:language="ca" fo:country="ES"/>
    </style:style>
    <style:style style:name="P58" style:parent-style-name="Standard" style:family="paragraph">
      <style:paragraph-properties fo:margin-top="0in" fo:margin-bottom="0in"/>
      <style:text-properties fo:font-weight="bold" style:font-weight-asian="bold" style:font-weight-complex="bold" fo:language="ca" fo:country="ES"/>
    </style:style>
    <style:style style:name="P59" style:parent-style-name="Párrafodelista" style:family="paragraph"/>
    <style:style style:name="T60" style:parent-style-name="Hipervínculo" style:family="text">
      <style:text-properties style:font-name-complex="Calibri" style:font-size-complex="12pt" fo:language="ca" fo:country="ES"/>
    </style:style>
    <style:style style:name="T61" style:parent-style-name="Hipervínculo" style:family="text">
      <style:text-properties style:font-name-complex="Calibri" style:font-size-complex="12pt" fo:language="ca" fo:country="ES"/>
    </style:style>
    <style:style style:name="T62" style:parent-style-name="Hipervínculo" style:family="text">
      <style:text-properties style:font-name-complex="Calibri" style:font-size-complex="12pt" fo:language="ca" fo:country="ES"/>
    </style:style>
    <style:style style:name="T63" style:parent-style-name="Hipervínculo" style:family="text">
      <style:text-properties style:font-name-complex="Calibri" style:font-size-complex="12pt" fo:language="ca" fo:country="ES"/>
    </style:style>
    <style:style style:name="P64" style:parent-style-name="Párrafodelista" style:family="paragraph"/>
    <style:style style:name="T65" style:parent-style-name="Hipervínculo" style:family="text">
      <style:text-properties style:font-name-complex="Calibri" style:font-size-complex="12pt" fo:language="ca" fo:country="ES"/>
    </style:style>
    <style:style style:name="T66" style:parent-style-name="Hipervínculo" style:family="text">
      <style:text-properties style:font-name-complex="Calibri" style:font-size-complex="12pt" fo:language="ca" fo:country="ES"/>
    </style:style>
    <style:style style:name="T67" style:parent-style-name="Hipervínculo" style:family="text">
      <style:text-properties style:font-name-complex="Calibri" style:font-size-complex="12pt" fo:language="ca" fo:country="ES"/>
    </style:style>
    <style:style style:name="P68" style:parent-style-name="Standard" style:family="paragraph">
      <style:paragraph-properties fo:margin-top="0in" fo:margin-bottom="0in"/>
      <style:text-properties fo:font-weight="bold" style:font-weight-asian="bold" style:font-weight-complex="bold" fo:language="ca" fo:country="ES"/>
    </style:style>
    <style:style style:name="P69" style:parent-style-name="Standard" style:family="paragraph">
      <style:paragraph-properties fo:margin-top="0in" fo:margin-bottom="0in"/>
    </style:style>
    <style:style style:name="T70" style:parent-style-name="Hipervínculo" style:family="text">
      <style:text-properties fo:language="ca" fo:country="ES"/>
    </style:style>
    <style:style style:name="T71" style:parent-style-name="Fuentedepárrafopredeter." style:family="text">
      <style:text-properties fo:language="ca" fo:country="ES"/>
    </style:style>
    <style:style style:name="P72" style:parent-style-name="Párrafodelista" style:family="paragraph"/>
    <style:style style:name="T73" style:parent-style-name="Hipervínculo" style:family="text">
      <style:text-properties style:font-name-complex="Calibri" style:font-size-complex="12pt" fo:language="ca" fo:country="ES"/>
    </style:style>
    <style:style style:name="P74" style:parent-style-name="Standard" style:family="paragraph">
      <style:paragraph-properties fo:margin-top="0in" fo:margin-bottom="0in"/>
    </style:style>
    <style:style style:name="T75" style:parent-style-name="Hipervínculo" style:family="text">
      <style:text-properties fo:language="ca" fo:country="ES"/>
    </style:style>
    <style:style style:name="P76" style:parent-style-name="Párrafodelista" style:family="paragraph"/>
    <style:style style:name="T77" style:parent-style-name="Hipervínculo" style:family="text">
      <style:text-properties fo:language="ca" fo:country="ES"/>
    </style:style>
    <style:style style:name="T78" style:parent-style-name="Hipervínculo" style:family="text">
      <style:text-properties fo:language="ca" fo:country="ES"/>
    </style:style>
    <style:style style:name="P79" style:parent-style-name="Standard" style:family="paragraph">
      <style:paragraph-properties fo:margin-top="0in" fo:margin-bottom="0in"/>
    </style:style>
    <style:style style:name="T80" style:parent-style-name="Hipervínculo" style:family="text">
      <style:text-properties fo:language="ca" fo:country="ES"/>
    </style:style>
    <style:style style:name="P81" style:parent-style-name="Standard" style:family="paragraph">
      <style:paragraph-properties fo:margin-top="0in" fo:margin-bottom="0in"/>
    </style:style>
    <style:style style:name="T82" style:parent-style-name="Hipervínculo" style:family="text">
      <style:text-properties fo:language="ca" fo:country="ES"/>
    </style:style>
    <style:style style:name="P83" style:parent-style-name="Standard" style:family="paragraph">
      <style:paragraph-properties fo:margin-top="0in" fo:margin-bottom="0in"/>
      <style:text-properties fo:font-weight="bold" style:font-weight-asian="bold" style:font-weight-complex="bold" fo:language="ca" fo:country="ES"/>
    </style:style>
    <style:style style:name="P84" style:parent-style-name="Standard" style:family="paragraph">
      <style:paragraph-properties fo:margin-top="0in" fo:margin-bottom="0in"/>
    </style:style>
    <style:style style:name="T85" style:parent-style-name="Hipervínculo" style:family="text">
      <style:text-properties fo:language="ca" fo:country="ES"/>
    </style:style>
    <style:style style:name="P86" style:parent-style-name="Standard" style:family="paragraph">
      <style:paragraph-properties fo:margin-top="0in" fo:margin-bottom="0in"/>
    </style:style>
    <style:style style:name="T87" style:parent-style-name="Hipervínculo" style:family="text">
      <style:text-properties fo:language="ca" fo:country="ES"/>
    </style:style>
    <style:style style:name="T88" style:parent-style-name="Hipervínculo" style:family="text">
      <style:text-properties fo:language="ca" fo:country="ES"/>
    </style:style>
    <style:style style:name="T89" style:parent-style-name="Hipervínculo" style:family="text">
      <style:text-properties fo:language="ca" fo:country="ES"/>
    </style:style>
    <style:style style:name="P90" style:parent-style-name="Standard" style:family="paragraph">
      <style:paragraph-properties fo:margin-top="0in" fo:margin-bottom="0in"/>
      <style:text-properties fo:font-weight="bold" style:font-weight-asian="bold" style:font-weight-complex="bold" fo:language="ca" fo:country="ES"/>
    </style:style>
    <style:style style:name="P91" style:parent-style-name="Standard" style:family="paragraph">
      <style:paragraph-properties fo:margin-top="0in" fo:margin-bottom="0in"/>
    </style:style>
    <style:style style:name="T92" style:parent-style-name="Hipervínculo" style:family="text">
      <style:text-properties fo:language="ca" fo:country="ES"/>
    </style:style>
    <style:style style:name="P93" style:parent-style-name="Standard" style:family="paragraph">
      <style:paragraph-properties fo:margin-top="0in" fo:margin-bottom="0in"/>
    </style:style>
    <style:style style:name="T94" style:parent-style-name="Hipervínculo" style:family="text">
      <style:text-properties fo:language="ca" fo:country="ES"/>
    </style:style>
    <style:style style:name="T95" style:parent-style-name="Fuentedepárrafopredeter." style:family="text">
      <style:text-properties fo:language="ca" fo:country="ES"/>
    </style:style>
    <style:style style:name="P96" style:parent-style-name="Standard" style:family="paragraph">
      <style:paragraph-properties fo:margin-top="0in" fo:margin-bottom="0in"/>
    </style:style>
    <style:style style:name="T97" style:parent-style-name="Hipervínculo" style:family="text">
      <style:text-properties fo:language="ca" fo:country="ES"/>
    </style:style>
    <style:style style:name="P98" style:parent-style-name="Standard" style:family="paragraph">
      <style:paragraph-properties fo:margin-top="0in" fo:margin-bottom="0in"/>
    </style:style>
    <style:style style:name="T99" style:parent-style-name="Hipervínculo" style:family="text">
      <style:text-properties fo:language="ca" fo:country="ES"/>
    </style:style>
    <style:style style:name="T100" style:parent-style-name="Hipervínculo" style:family="text">
      <style:text-properties fo:language="ca" fo:country="ES"/>
    </style:style>
    <style:style style:name="P101" style:parent-style-name="Standard" style:family="paragraph">
      <style:paragraph-properties fo:margin-top="0in" fo:margin-bottom="0in"/>
    </style:style>
    <style:style style:name="T102" style:parent-style-name="Hipervínculo" style:family="text">
      <style:text-properties fo:language="ca" fo:country="ES"/>
    </style:style>
    <style:style style:name="P103" style:parent-style-name="Standard" style:family="paragraph">
      <style:paragraph-properties fo:margin-top="0in" fo:margin-bottom="0in"/>
      <style:text-properties fo:language="ca" fo:country="ES"/>
    </style:style>
    <style:style style:name="TableRow104" style:family="table-row">
      <style:table-row-properties style:min-row-height="0.6979in" style:use-optimal-row-height="false"/>
    </style:style>
    <style:style style:name="P105" style:parent-style-name="Normal" style:family="paragraph">
      <style:paragraph-properties fo:widows="0" fo:orphans="0" fo:text-align="start"/>
      <style:text-properties fo:language="ca" fo:country="ES"/>
    </style:style>
    <style:style style:name="TableRow106" style:family="table-row">
      <style:table-row-properties style:min-row-height="0.4166in" style:use-optimal-row-height="false"/>
    </style:style>
    <style:style style:name="P107" style:parent-style-name="Normal" style:family="paragraph">
      <style:paragraph-properties fo:widows="0" fo:orphans="0" fo:text-align="start"/>
      <style:text-properties fo:language="ca" fo:country="ES"/>
    </style:style>
    <style:style style:name="TableRow108" style:family="table-row">
      <style:table-row-properties style:min-row-height="0.4166in" style:use-optimal-row-height="false"/>
    </style:style>
    <style:style style:name="P109" style:parent-style-name="Normal" style:family="paragraph">
      <style:paragraph-properties fo:widows="0" fo:orphans="0" fo:text-align="start"/>
      <style:text-properties fo:language="ca" fo:country="ES"/>
    </style:style>
    <style:style style:name="TableRow110" style:family="table-row">
      <style:table-row-properties style:min-row-height="0.4166in" style:use-optimal-row-height="false"/>
    </style:style>
    <style:style style:name="P111" style:parent-style-name="Normal" style:family="paragraph">
      <style:paragraph-properties fo:widows="0" fo:orphans="0" fo:text-align="start"/>
      <style:text-properties fo:language="ca" fo:country="ES"/>
    </style:style>
    <style:style style:name="P112" style:parent-style-name="Standard" style:family="paragraph">
      <style:text-properties fo:language="ca" fo:country="ES"/>
    </style:style>
    <style:style style:name="P113" style:parent-style-name="Standard" style:family="paragraph">
      <style:text-properties fo:language="ca" fo:country="E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aczyuw2yex2w"/><text:bookmark-end text:name="_aczyuw2yex2w"/><text:span text:style-name="T8">Obtenir i organitzar informació</text:span><text:span text:style-name="T9"><text:line-break/></text:span><text:span text:style-name="T10">Ayudantes de Santa</text:span></text:p>
      <text:soft-page-break/>
      <text:p text:style-name="P11"><text:span text:style-name="T18"><draw:frame draw:style-name="a0" draw:name="image2.png" text:anchor-type="as-char" svg:x="0in" svg:y="0in" svg:width="0.4898in" svg:height="0.0626in" style:rel-width="scale" style:rel-height="scale"><draw:image xlink:href="media/image1.png" xlink:type="simple" xlink:show="embed" xlink:actuate="onLoad"/><svg:title/><svg:desc>short line</svg:desc></draw:frame></text:span><text:span text:style-name="T19"><text:line-break/></text:span></text:p>
      <text:p text:style-name="P20"/>
      <text:p text:style-name="P21"/>
      <table:table table:style-name="Table22">
        <table:table-columns>
          <table:table-column table:style-name="TableColumn23"/>
        </table:table-columns>
        <table:table-row table:style-name="TableRow24">
          <table:table-cell table:style-name="TableCell25">
            <text:p text:style-name="P26"><text:span text:style-name="T27">Base de dades de coneixement</text:span></text:p>
          </table:table-cell>
        </table:table-row>
        <table:table-row table:style-name="TableRow28">
          <table:table-cell table:style-name="TableCell29" table:number-rows-spanned="5">
            <text:list text:style-name="WWNum1" text:continue-numbering="true">
              <text:list-item>
                <text:p text:style-name="P30">Odoo:</text:p>
                <text:list text:continue-numbering="true">
                  <text:list-item>
                    <text:p text:style-name="P31"><text:a xlink:href="https://www.odoo.com/es_ES/forum/ayuda-1/enable-developer-features-in-a-docker-container-dev-all-180506" office:target-frame-name="_top" xlink:show="replace"><text:span text:style-name="T32">Fòrum oficial d’Odoo</text:span></text:a></text:p>
                  </text:list-item>
                  <text:list-item>
                    <text:p text:style-name="P33"><text:a xlink:href="https://emperove.gitbooks.io/fundamentos-de-desarrollo-odoo-10/content/capitulo-2.html" office:target-frame-name="_top" xlink:show="replace"><text:span text:style-name="T34">Com instal·l</text:span><text:span text:style-name="T35">ar mòduls que no provenen de fàbrica</text:span></text:a><text:span text:style-name="T36"><text:s/>-&gt; text</text:span></text:p>
                  </text:list-item>
                  <text:list-item>
                    <text:p text:style-name="P37"><text:a xlink:href="https://youtu.be/4lqvXaLLzU4" office:target-frame-name="_top" xlink:show="replace"><text:span text:style-name="T38">Com instal·lar mòduls que no provenen de fàbrica</text:span></text:a><text:span text:style-name="T39"><text:s/>-&gt; vídeo<text:s/></text:span></text:p>
                  </text:list-item>
                </text:list>
              </text:list-item>
              <text:list-item>
                <text:p text:style-name="P40"><text:span text:style-name="T41">Mòduls d’Odoo:</text:span></text:p>
                <text:list text:continue-numbering="true">
                  <text:list-item>
                    <text:p text:style-name="P42"><text:a xlink:href="https://github.com/sergarb1/OdooModulosEjemplos" office:target-frame-name="_top" xlink:show="replace"><text:span text:style-name="T43">Repositori d’exemples</text:span></text:a></text:p>
                  </text:list-item>
                  <text:list-item>
                    <text:p text:style-name="P44"><text:a xlink:href="https://aules.edu.gva.es/fp/pluginfile.php/2895517/mod_resource/content/2/UD%2007%20-%20Desenvolupament%20de%20móduls%20a%20Odoo%20Model%20i%20Vista.pdf" office:target-frame-name="_top" xlink:show="replace"><text:span text:style-name="T45">Documentació vista a<text:s/></text:span><text:span text:style-name="T46">classe</text:span></text:a></text:p>
                  </text:list-item>
                  <text:list-item>
                    <text:p text:style-name="P47"><text:a xlink:href="https://emperove.gitbooks.io/fundamentos-de-desarrollo-odoo-10/content/capitulo-2.html" office:target-frame-name="_top" xlink:show="replace"><text:span text:style-name="T48">Guia de desenvolupament comp</text:span><text:bookmark-start text:name="_Hlt89361452"/><text:bookmark-start text:name="_Hlt89361453"/><text:span text:style-name="T49">l</text:span><text:bookmark-end text:name="_Hlt89361452"/><text:bookmark-end text:name="_Hlt89361453"/><text:span text:style-name="T50">eta</text:span></text:a><text:span text:style-name="T51"><text:s/>-&gt; text</text:span></text:p>
                  </text:list-item>
                  <text:list-item>
                    <text:p text:style-name="P52"><text:a xlink:href="https://www.youtube.com/watch?v=MaeUY7h_2HU&amp;ab_channel=jcmontoya" office:target-frame-name="_top" xlink:show="replace"><text:span text:style-name="T53">Com crear mòduls des d</text:span><text:span text:style-name="T54">e zero</text:span></text:a><text:span text:style-name="T55"><text:s/>-&gt; vídeo<text:s/></text:span></text:p>
                  </text:list-item>
                  <text:list-item>
                    <text:p text:style-name="P56"><text:a xlink:href="https://www.youtube.com/playlist?list=PLcwsqwY2mZADpfYWM6IkWrHn8XUghcWLK" office:target-frame-name="_top" xlink:show="replace"><text:span text:style-name="T57">Lista de reproducció de desenvolupament a Odoo</text:span></text:a></text:p>
                  </text:list-item>
                </text:list>
              </text:list-item>
              <text:list-item>
                <text:p text:style-name="P58">Docker-Compose:</text:p>
                <text:list text:continue-numbering="true">
                  <text:list-item>
                    <text:p text:style-name="P59"><text:a xlink:href="https://docs.docker.com/compose/install/" office:target-frame-name="_top" xlink:show="replace"><text:span text:style-name="T60">Instal·lació de<text:s/></text:span><text:bookmark-start text:name="_Hlt83826882"/><text:bookmark-start text:name="_Hlt83826883"/><text:span text:style-name="T61">D</text:span><text:bookmark-end text:name="_Hlt83826882"/><text:bookmark-end text:name="_Hlt83826883"/><text:span text:style-name="T62">ocker Compo</text:span><text:span text:style-name="T63">se</text:span></text:a></text:p>
                  </text:list-item>
                  <text:list-item>
                    <text:p text:style-name="P64"><text:a xlink:href="https://devhints.io/docker-compose" office:target-frame-name="_top" xlink:show="replace"><text:span text:style-name="T65">Chea</text:span><text:bookmark-start text:name="_Hlt83826843"/><text:bookmark-start text:name="_Hlt83826844"/><text:span text:style-name="T66">t</text:span><text:bookmark-end text:name="_Hlt83826843"/><text:bookmark-end text:name="_Hlt83826844"/><text:span text:style-name="T67">sheet Docker Compose</text:span></text:a></text:p>
                  </text:list-item>
                </text:list>
              </text:list-item>
              <text:list-item>
                <text:p text:style-name="P68">Git/Github:</text:p>
                <text:list text:continue-numbering="true">
                  <text:list-item>
                    <text:p text:style-name="P69"><text:a xlink:href="https://git-scm.com/doc" office:target-frame-name="_top" xlink:show="replace"><text:span text:style-name="T70">Documentació oficial de Git</text:span></text:a><text:span text:style-name="T71"><text:s/></text:span></text:p>
                  </text:list-item>
                  <text:list-item>
                    <text:p text:style-name="P72"><text:a xlink:href="https://docs.github.com/es" office:target-frame-name="_top" xlink:show="replace"><text:span text:style-name="T73">Documentació oficial de GitHub</text:span></text:a></text:p>
                  </text:list-item>
                  <text:list-item>
                    <text:p text:style-name="P74"><text:a xlink:href="https://www.digitalocean.com/community/tutorials/how-to-install-git-on-ubuntu-20-04-es" office:target-frame-name="_top" xlink:show="replace"><text:span text:style-name="T75">Instalació de Git a Ubuntu 20.04</text:span></text:a></text:p>
                  </text:list-item>
                  <text:list-item>
                    <text:p text:style-name="P76"><text:a xlink:href="https://www.youtube.com/watch?v=oV0spTF71AI&amp;ab_channel=solvetic.com" office:target-frame-name="_top" xlink:show="replace"><text:span text:style-name="T77">Tutorial guiat de la instalaciò de Git a Ubuntu 20.0</text:span><text:span text:style-name="T78">4</text:span></text:a></text:p>
                  </text:list-item>
                  <text:list-item>
                    <text:p text:style-name="P79"><text:a xlink:href="https://www.youtube.com/watch?v=hWglK8nWh60&amp;ab_channel=Bluuweb" office:target-frame-name="_top" xlink:show="replace"><text:span text:style-name="T80">Tutorial de Git amb GitHub</text:span></text:a></text:p>
                  </text:list-item>
                  <text:list-item>
                    <text:p text:style-name="P81"><text:a xlink:href="https://education.github.com/git-cheat-sheet-education.pdf" office:target-frame-name="_top" xlink:show="replace"><text:span text:style-name="T82">Cheatsheets Git</text:span></text:a></text:p>
                  </text:list-item>
                </text:list>
              </text:list-item>
              <text:list-item>
                <text:p text:style-name="P83">Python 3:</text:p>
                <text:list text:continue-numbering="true">
                  <text:list-item>
                    <text:p text:style-name="P84"><text:a xlink:href="https://docs.python.org/es/3/" office:target-frame-name="_top" xlink:show="replace"><text:span text:style-name="T85">Documentació de Python 3</text:span></text:a></text:p>
                  </text:list-item>
                  <text:list-item>
                    <text:p text:style-name="P86"><text:a xlink:href="http://www.sixthresearcher.com/python-3-reference-cheat-sheet-for-beginners/" office:target-frame-name="_top" xlink:show="replace"><text:span text:style-name="T87">CheatSheet bàsic de</text:span><text:bookmark-start text:name="_Hlt83826746"/><text:bookmark-start text:name="_Hlt83826747"/><text:span text:style-name="T88"><text:s/></text:span><text:bookmark-end text:name="_Hlt83826746"/><text:bookmark-end text:name="_Hlt83826747"/><text:span text:style-name="T89">Python 3</text:span></text:a></text:p>
                  </text:list-item>
                </text:list>
              </text:list-item>
              <text:list-item>
                <text:p text:style-name="P90">Visual Studio Code:</text:p>
                <text:list text:continue-numbering="true">
                  <text:list-item>
                    <text:p text:style-name="P91"><text:a xlink:href="https://support.academicsoftware.eu/hc/es/articles/360006916138-Cómo-instalar-Microsoft-Visual-Studio-Code" office:target-frame-name="_top" xlink:show="replace"><text:span text:style-name="T92">Instalació de Visual Studio Code</text:span></text:a></text:p>
                  </text:list-item>
                  <text:list-item>
                    <text:p text:style-name="P93"><text:a xlink:href="https://www.novasapiens.cl/posts/entorno-de-desarrollo-con-visual-studio-code-y-docker" office:target-frame-name="_top" xlink:show="replace"><text:span text:style-name="T94">Ús de Visual Studio Code amb Docker</text:span></text:a><text:span text:style-name="T95"><text:s/></text:span></text:p>
                  </text:list-item>
                  <text:list-item>
                    <text:p text:style-name="P96"><text:a xlink:href="https://geekytheory.com/configurar-visual-studio-code-programar-python" office:target-frame-name="_top" xlink:show="replace"><text:span text:style-name="T97">Ús del plugin de Python 3 en Visual Studio Code</text:span></text:a></text:p>
                  </text:list-item>
                  <text:list-item>
                    <text:p text:style-name="P98"><text:a xlink:href="https://www.youtube.com/watch?v=sUZxIWDUicA&amp;feature=youtu.be" office:target-frame-name="_top" xlink:show="replace"><text:span text:style-name="T99">Tu</text:span><text:span text:style-name="T100">torial complet de Docker a Visual Studio Code</text:span></text:a></text:p>
                  </text:list-item>
                  <text:list-item>
                    <text:p text:style-name="P101"><text:a xlink:href="https://www.shortcutfoo.com/app/dojos/vscode-win/cheatsheet" office:target-frame-name="_top" xlink:show="replace"><text:span text:style-name="T102">Cheatsheet Visual Studio Code</text:span></text:a></text:p>
                  </text:list-item>
                </text:list>
              </text:list-item>
            </text:list>
            <text:p text:style-name="P103"><text:s/></text:p>
          </table:table-cell>
        </table:table-row>
        <table:table-row table:style-name="TableRow104">
          <table:covered-table-cell>
            <text:p text:style-name="P105"/>
          </table:covered-table-cell>
        </table:table-row>
        <table:table-row table:style-name="TableRow106">
          <table:covered-table-cell>
            <text:p text:style-name="P107"/>
          </table:covered-table-cell>
        </table:table-row>
        <table:table-row table:style-name="TableRow108">
          <table:covered-table-cell>
            <text:p text:style-name="P109"/>
          </table:covered-table-cell>
        </table:table-row>
        <table:table-row table:style-name="TableRow110">
          <table:covered-table-cell>
            <text:p text:style-name="P111"/>
          </table:covered-table-cell>
        </table:table-row>
      </table:table>
      <text:p text:style-name="P112"/>
      <text:p text:style-name="P1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text-align="start" fo:margin-top="0.1652in" fo:margin-bottom="0.2006in"/>
      <style:text-properties fo:font-variant="small-caps" fo:color="#669966" fo:font-size="14pt" style:font-size-asian="14pt" style:font-size-complex="1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text-align="start" fo:margin-top="0.1256in" fo:margin-bottom="0.0986in" fo:margin-left="0.4in">
        <style:tab-stops/>
      </style:paragraph-properties>
      <style:text-properties fo:color="#669966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text-align="start" fo:margin-top="0.1256in" fo:margin-bottom="0.0826in" fo:margin-left="0.5in" fo:text-indent="-0.5in">
        <style:tab-stops/>
      </style:paragraph-properties>
      <style:text-properties style:font-name="Arial" style:font-name-asian="Arial" style:font-name-complex="Arial" fo:color="#669966" fo:font-size="11pt" style:font-size-asian="11pt" style:font-size-complex="11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text-align="start" fo:margin-top="0.1256in" fo:margin-bottom="0.0826in" fo:margin-left="0.6in" fo:text-indent="-0.6in">
        <style:tab-stops/>
      </style:paragraph-properties>
      <style:text-properties style:font-name="Arial" style:font-name-asian="Arial" style:font-name-complex="Arial" fo:font-weight="bold" style:font-weight-asian="bold" fo:font-style="italic" style:font-style-asian="italic" fo:font-size="10.5pt" style:font-size-asian="10.5pt" style:font-size-complex="10.5pt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text-align="start" fo:margin-top="0.1666in" fo:margin-bottom="0.0833in" fo:margin-left="0.7in" fo:text-indent="-0.7in">
        <style:tab-stops/>
      </style:paragraph-properties>
      <style:text-properties style:font-name="Arial" style:font-name-asian="Arial" style:font-name-complex="Arial" fo:font-weight="bold" style:font-weight-asian="bold" fo:font-variant="small-caps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top="0.0395in" fo:margin-bottom="0.04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page-layout style:name="PL1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1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1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1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1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1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</style:header>
      <style:footer>
        <text:p text:style-name="P5"><text:span text:style-name="T6"><text:tab/></text:span><text:span text:style-name="T7"><text:tab/>Pàgina<text:s/></text:span><text:page-number text:fixed="false">0</text:page-number></text:p>
        <text:p text:style-name="Standard"/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  <style:master-page style:name="MP1" style:page-layout-name="PL1">
      <style:header>
        <text:p text:style-name="P12"/>
        <text:p text:style-name="P13"/>
        <text:p text:style-name="P14"/>
      </style:header>
      <style:footer>
        <text:p text:style-name="P15"><text:span text:style-name="T16"><text:tab/></text:span><text:span text:style-name="T17"><text:tab/>Pàgina<text:s/></text:span><text:page-number text:fixed="false">0</text:page-number></text:p>
        <text:p text:style-name="Standard"/>
      </style:footer>
    </style:master-page>
    <style:master-page style:next-style-name="MP1" style:name="MPF1" style:page-layout-name="PL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derico Adria Carrasco</dc:creator>
    <meta:creation-date>2021-12-02T17:08:00Z</meta:creation-date>
    <dc:date>2021-12-08T17:50:00Z</dc:date>
    <meta:template xlink:href="Normal" xlink:type="simple"/>
    <meta:editing-cycles>9</meta:editing-cycles>
    <meta:editing-duration>PT540S</meta:editing-duration>
    <meta:document-statistic meta:page-count="2" meta:paragraph-count="5" meta:word-count="446" meta:character-count="2898" meta:row-count="20" meta:non-whitespace-character-count="2457"/>
  </office:meta>
</office:document-meta>
</file>